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D06000009C4F871D3D4.jpg" manifest:media-type="image/jpeg"/>
  <manifest:file-entry manifest:full-path="Pictures/1000000000000D06000009C4D2BACC4F.jpg" manifest:media-type="image/jpeg"/>
  <manifest:file-entry manifest:full-path="Pictures/1000000000000D06000009C4A28D3C1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nionPro-Regular2" svg:font-family="MinionPro-Regular"/>
    <style:font-face style:name="MinionPro-Regular1" svg:font-family="MinionPro-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inionPro-Regular" svg:font-family="MinionPro-Regular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Verdana3" svg:font-family="Verdana" style:font-adornments="Italique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4" svg:font-family="Verdana" style:font-adornments="Italique" style:font-family-generic="swiss" style:font-pitch="variable"/>
    <style:font-face style:name="Verdana1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nionPro-Regular3" svg:font-family="MinionPro-Regular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10.086cm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703cm"/>
    </style:style>
    <style:style style:name="gr4" style:family="graphic" style:parent-style-name="standard">
      <style:graphic-properties draw:stroke="none" draw:fill="none" fo:min-height="12.25cm"/>
    </style:style>
    <style:style style:name="gr5" style:family="graphic" style:parent-style-name="textbodyindent">
      <style:graphic-properties fo:min-height="12.25cm"/>
    </style:style>
    <style:style style:name="gr6" style:family="graphic" style:parent-style-name="standard">
      <style:graphic-properties draw:fill="solid" draw:fill-color="#007681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svg:stroke-color="#ff6600" draw:marker-end="Arrow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svg:stroke-color="#ff9900" draw:fill="none" draw:textarea-horizontal-align="center" draw:textarea-vertical-align="middle"/>
    </style:style>
    <style:style style:name="gr10" style:family="graphic" style:parent-style-name="objectwithoutfill">
      <style:graphic-properties svg:stroke-color="#ff6600" draw:fill="none" draw:textarea-horizontal-align="center" draw:textarea-vertical-align="middle"/>
    </style:style>
    <style:style style:name="gr11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fill="solid" draw:fill-color="#ff9900" draw:textarea-horizontal-align="justify" draw:textarea-vertical-align="middle" draw:auto-grow-height="false"/>
    </style:style>
    <style:style style:name="gr14" style:family="graphic" style:parent-style-name="objectwithoutfill">
      <style:graphic-properties svg:stroke-color="#007826" draw:marker-end="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svg:stroke-color="#009933" draw:fill="none" draw:textarea-horizontal-align="center" draw:textarea-vertical-align="middle"/>
    </style:style>
    <style:style style:name="gr16" style:family="graphic" style:parent-style-name="standard">
      <style:graphic-properties draw:stroke="none" draw:fill="none" fo:min-height="3.586cm" draw:shadow="hidden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_20_1-outline1">
      <style:graphic-properties fo:min-height="12.18cm"/>
    </style:style>
    <style:style style:name="pr3" style:family="presentation" style:parent-style-name="Standard_20_1-notes">
      <style:graphic-properties draw:fill-color="#ffffff" draw:auto-grow-height="true" fo:min-height="13.364cm"/>
    </style:style>
    <style:style style:name="pr4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3" style:family="paragraph">
      <style:text-properties fo:color="#007a87" style:font-name="Verdana" fo:font-size="18pt" fo:font-weight="bold" style:font-name-asian="Verdana" style:font-weight-asian="bold" style:font-name-complex="Verdana" style:font-weight-complex="bold"/>
    </style:style>
    <style:style style:name="P4" style:family="paragraph">
      <style:text-properties style:font-name="Verdana" fo:font-size="12pt" style:font-size-asian="12pt" style:font-size-complex="12pt"/>
    </style:style>
    <style:style style:name="P5" style:family="paragraph">
      <style:text-properties fo:font-size="20pt"/>
    </style:style>
    <style:style style:name="P6" style:family="paragraph">
      <style:text-properties fo:color="#007a87" style:font-name="Verdana" fo:font-weight="bold" style:font-weight-asian="bold" style:font-weight-complex="bold"/>
    </style:style>
    <style:style style:name="P7" style:family="paragraph">
      <style:paragraph-properties fo:line-height="150%"/>
    </style:style>
    <style:style style:name="P8" style:family="paragraph"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style:paragraph-properties fo:line-height="150%">
        <style:tab-stops/>
      </style:paragraph-properties>
    </style:style>
    <style:style style:name="T1" style:family="text">
      <style:text-properties fo:color="#ffffff" style:font-name="Verdana" fo:font-size="30pt" style:font-size-asian="30pt" style:font-size-complex="30pt"/>
    </style:style>
    <style:style style:name="T2" style:family="text">
      <style:text-properties fo:color="#ffffff" style:font-name="Verdana" fo:font-size="14pt" style:font-size-asian="14pt" style:font-size-complex="14pt"/>
    </style:style>
    <style:style style:name="T3" style:family="text">
      <style:text-properties fo:color="#ffffff" style:font-name="Verdana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7a87" style:font-name="Verdana" fo:font-size="18pt" fo:font-weight="bold" style:font-name-asian="Verdana" style:font-weight-asian="bold" style:font-name-complex="Verdana" style:font-weight-complex="bold"/>
    </style:style>
    <style:style style:name="T5" style:family="text">
      <style:text-properties fo:color="#007a87"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T6" style:family="text">
      <style:text-properties style:font-name="Verdana" fo:font-size="12pt" style:font-name-asian="Verdana" style:font-size-asian="12pt" style:font-name-complex="Verdana" style:font-size-complex="6.80000019073486pt"/>
    </style:style>
    <style:style style:name="T7" style:family="text">
      <style:text-properties fo:font-size="20pt"/>
    </style:style>
    <style:style style:name="T8" style:family="text">
      <style:text-properties fo:color="#007a87" style:font-name="Verdana" fo:font-weight="bold" style:font-name-asian="Verdana" style:font-weight-asian="bold" style:font-name-complex="Verdana" style:font-weight-complex="bold"/>
    </style:style>
    <style:style style:name="T9" style:family="text">
      <style:text-properties fo:color="#007a87" style:font-name="Verdana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7a87" style:font-name="Verdana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Verdana" fo:font-size="16pt" style:font-size-asian="16pt" style:font-size-complex="1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ffffff" style:font-name="Verdana" fo:font-size="14pt" style:font-name-asian="Verdana" style:font-size-asian="14pt" style:font-name-complex="Verdana" style:font-size-complex="14pt"/>
    </style:style>
    <style:style style:name="T15" style:family="text">
      <style:text-properties fo:color="#ffffff" style:font-name="Verdana" fo:font-size="13pt" style:font-name-asian="Verdana" style:font-size-asian="13pt" style:font-name-complex="Verdana" style:font-size-complex="13pt"/>
    </style:style>
    <style:style style:name="T16" style:family="text">
      <style:text-properties fo:color="#ffffff" style:font-name="Verdana" fo:font-size="14pt" fo:font-weight="normal" style:font-name-asian="Verdana" style:font-size-asian="14pt" style:font-weight-asian="normal" style:font-name-complex="Verdana" style:font-size-complex="14pt" style:font-weight-complex="normal"/>
    </style:style>
    <style:style style:name="T17" style:family="text">
      <style:text-properties style:font-name="Verdana4" fo:font-size="12pt" style:font-name-asian="Verdana" style:font-size-asian="12pt" style:font-name-complex="Verdana" style:font-size-complex="6.80000019073486pt"/>
    </style:style>
    <style:style style:name="T18" style:family="text">
      <style:text-properties style:font-name="Verdana4" fo:font-size="12pt" fo:font-style="italic" style:font-name-asian="Verdana" style:font-size-asian="12pt" style:font-style-asian="italic" style:font-name-complex="Verdana" style:font-size-complex="6.80000019073486pt" style:font-style-complex="italic"/>
    </style:style>
    <style:style style:name="T19" style:family="text">
      <style:text-properties style:font-name="Verdana4" fo:font-size="12pt" fo:font-style="normal" style:font-name-asian="Verdana" style:font-size-asian="12pt" style:font-style-asian="normal" style:font-name-complex="Verdana" style:font-size-complex="6.80000019073486pt" style:font-style-complex="normal"/>
    </style:style>
    <style:style style:name="T20" style:family="text">
      <style:text-properties style:font-name="Verdana" fo:font-size="12pt" fo:font-style="italic" style:font-name-asian="Verdana" style:font-size-asian="12pt" style:font-style-asian="italic" style:font-name-complex="Verdana" style:font-size-complex="6.8000001907348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75cm" text:min-label-width="0.5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25cm" text:min-label-width="0.5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3cm" text:min-label-width="0.5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3.75cm" text:min-label-width="0.5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4.5cm" text:min-label-width="0.5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5.25cm" text:min-label-width="0.5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6cm" text:min-label-width="0.5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6.75cm" text:min-label-width="0.5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7.5cm" text:min-label-width="0.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75cm" text:min-label-width="0.5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5cm" text:min-label-width="0.5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25cm" text:min-label-width="0.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cm" text:min-label-width="0.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3.75cm" text:min-label-width="0.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4.5cm" text:min-label-width="0.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25cm" text:min-label-width="0.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6cm" text:min-label-width="0.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6.75cm" text:min-label-width="0.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7.5cm" text:min-label-width="0.5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9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5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2.1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2.7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Titre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21cm" svg:height="10.336cm" svg:x="3.5cm" svg:y="6.664cm">
          <draw:text-box>
            <text:p text:style-name="P1"><text:span text:style-name="T1">Environnement de développement dédié à la réalisation d'essais.</text:span></text:p>
            <text:p text:style-name="P1"><text:span text:style-name="T2"/></text:p>
            <text:p text:style-name="P1"><text:span text:style-name="T3"/></text:p>
            <text:p text:style-name="P1"><text:span text:style-name="T3">Martel Corentin – Ingénieur Recherche, LML</text:span></text:p>
            <text:p text:style-name="P1"><text:span text:style-name="T3">−</text:span></text:p>
            <text:p text:style-name="P1"><text:span text:style-name="T3">26 Octobre 201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3" draw:master-page-name="Standard_20_1" presentation:presentation-page-layout-name="AL2T1">
        <office:forms form:automatic-focus="false" form:apply-design-mode="false"/>
        <draw:frame draw:style-name="gr3" draw:text-style-name="P3" draw:layer="layout" svg:width="15.2cm" svg:height="1.953cm" svg:x="0.8cm" svg:y="0.8cm">
          <draw:text-box>
            <text:p><text:span text:style-name="T4">INTRODUCTION</text:span></text:p>
          </draw:text-box>
        </draw:frame>
        <draw:frame draw:style-name="gr4" draw:text-style-name="P4" draw:layer="layout" svg:width="26.2cm" svg:height="12.5cm" svg:x="0.8cm" svg:y="2.5cm">
          <draw:text-box>
            <text:p><text:span text:style-name="T5"/></text:p>
            <text:p><text:span text:style-name="T6"/>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Présentation d'une plate-forme développée au LML, permettant de réaliser des essais complexes avec une multitude de capteurs et d'actionneu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7">Modélisation &gt; Loic St Aimé, présentation d'hier</text:span></text:p>
              <text:p><text:span text:style-name="T7">Moi &gt; Essais et identification</text:span></text:p>
            </draw:text-box>
          </draw:frame>
        </presentation:notes>
      </draw:page>
      <draw:page draw:name="Plan" draw:style-name="dp3" draw:master-page-name="Standard_20_1" presentation:presentation-page-layout-name="AL2T1">
        <office:forms form:automatic-focus="false" form:apply-design-mode="false"/>
        <draw:frame draw:style-name="gr3" draw:text-style-name="P6" draw:layer="layout" svg:width="15.2cm" svg:height="1.953cm" svg:x="0.8cm" svg:y="0.8cm">
          <draw:text-box>
            <text:p><text:span text:style-name="T8">PLAN</text:span></text:p>
          </draw:text-box>
        </draw:frame>
        <draw:frame draw:style-name="gr5" draw:layer="layout" svg:width="12cm" svg:height="12.25cm" svg:x="1.5cm" svg:y="2.5cm">
          <draw:text-box>
            <text:p><text:span text:style-name="T9"/></text:p>
            <text:p><text:span text:style-name="T10">I. <text:s/>Contexte et problématiques</text:span></text:p>
            <text:p><text:span text:style-name="T10"><text:tab/></text:span><text:span text:style-name="T9">1/ Contexte</text:span></text:p>
            <text:p><text:span text:style-name="T9"><text:tab/></text:span><text:span text:style-name="T9">2/ Problématiques </text:span></text:p>
            <text:p><text:span text:style-name="T9"><text:tab/></text:span><text:span text:style-name="T9">3/ Choix technologiques <text:s/></text:span></text:p>
            <text:p><text:span text:style-name="T10"/></text:p>
            <text:p><text:span text:style-name="T10">II. <text:s/>Point de vue utilisateur</text:span></text:p>
            <text:p><text:span text:style-name="T10"><text:tab/></text:span><text:span text:style-name="T9">1/ Présentation de l'architecture </text:span></text:p>
            <text:p><text:span text:style-name="T9"><text:tab/></text:span><text:span text:style-name="T9">2/ Application à un cas simple </text:span></text:p>
            <text:p><text:span text:style-name="T9"><text:tab/></text:span><text:span text:style-name="T9">3/ Conclusion</text:span></text:p>
            <text:p><text:span text:style-name="T10"/></text:p>
            <text:p><text:span text:style-name="T10">III. <text:s/>Point de vue développeur</text:span></text:p>
            <text:p><text:span text:style-name="T10"><text:tab/></text:span><text:span text:style-name="T9">1/ Besoin et limitations technologiques</text:span></text:p>
            <text:p><text:span text:style-name="T9"><text:tab/></text:span><text:span text:style-name="T9">2/ Présentation du Framework</text:span></text:p>
            <text:p><text:span text:style-name="T9"><text:tab/></text:span><text:span text:style-name="T9">3/ Comment contribuer</text:span></text:p>
            <text:p><text:span text:style-name="T11"/></text:p>
            <text:p><text:span text:style-name="T10">Conclusion</text:span></text:p>
            <text:p text:style-name="P7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.1 Essais uniaxiaux" draw:style-name="dp3" draw:master-page-name="Standard_20_1" presentation:presentation-page-layout-name="AL2T1">
        <office:forms form:automatic-focus="false" form:apply-design-mode="false"/>
        <draw:frame draw:style-name="gr3" draw:text-style-name="P3" draw:layer="layout" svg:width="15.2cm" svg:height="1.953cm" svg:x="0.8cm" svg:y="0.8cm">
          <draw:text-box>
            <text:p><text:span text:style-name="T4">I. Contexte et problématiques</text:span></text:p>
          </draw:text-box>
        </draw:frame>
        <draw:frame draw:style-name="gr4" draw:text-style-name="P4" draw:layer="layout" svg:width="26.2cm" svg:height="12.5cm" svg:x="0.8cm" svg:y="3.8cm">
          <draw:text-box>
            <text:p><text:span text:style-name="T5">1/ Contexte </text:span></text:p>
            <text:list text:style-name="L4">
              <text:list-item>
                <text:p text:style-name="P7"><text:span text:style-name="T6">Essais de plus en plus complexes :</text:span></text:p>
                <text:list>
                  <text:list-item>
                    <text:p text:style-name="P7"><text:span text:style-name="T6">Rajout de capteurs, caméras → nécessiter de synchroniser les données pour les exploiter</text:span></text:p>
                  </text:list-item>
                  <text:list-item>
                    <text:p text:style-name="P7"><text:span text:style-name="T6">Limitation des logiciels constructeurs pour le pilotage des machines</text:span></text:p>
                  </text:list-item>
                  <text:list-item>
                    <text:p text:style-name="P7"><text:span text:style-name="T6">Développement en interne de machines « sur mesure »</text:span></text:p>
                    <text:p text:style-name="P7"><text:span text:style-name="T6"/></text:p>
                    <text:p text:style-name="P7"><text:span text:style-name="T6">Objectif : Créer un environnement pour piloter toutes les machines et le matériel du labo facilement.</text:span></text:p>
                    <text:p text:style-name="P7"><text:span text:style-name="T6"/></text:p>
                  </text:list-item>
                </text:list>
                <text:p><text:span text:style-name="T6"/></text:p>
              </text:list-item>
            </text:list>
            <text:p><text:span text:style-name="T6"><text:tab/></text:span></text:p>
            <text:list text:style-name="L5">
              <text:list-header>
                <text:p><text:span text:style-name="T6"/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>
        <office:forms form:automatic-focus="false" form:apply-design-mode="false"/>
        <draw:frame draw:style-name="gr3" draw:text-style-name="P3" draw:layer="layout" svg:width="15.2cm" svg:height="1.953cm" svg:x="0.8cm" svg:y="0.8cm">
          <draw:text-box>
            <text:p><text:span text:style-name="T4">I. Contexte et problématiques</text:span></text:p>
          </draw:text-box>
        </draw:frame>
        <draw:frame draw:style-name="gr4" draw:text-style-name="P4" draw:layer="layout" svg:width="26.2cm" svg:height="12.5cm" svg:x="0.8cm" svg:y="3.8cm">
          <draw:text-box>
            <text:p><text:span text:style-name="T5">2/ Problématiques </text:span></text:p>
            <text:list text:style-name="L4">
              <text:list-item>
                <text:p text:style-name="P7"><text:span text:style-name="T6">Comment développer un cadre générique mais utilisable facilement ?</text:span></text:p>
              </text:list-item>
              <text:list-item>
                <text:p text:style-name="P7"><text:span text:style-name="T6">La plate-forme doit permettre l'utilisation par des non-développeurs</text:span></text:p>
              </text:list-item>
              <text:list-item>
                <text:p text:style-name="P7"><text:span text:style-name="T6">L'intégration de nouvelles fonctions doit rester compatible avec les anciennes fonctions</text:span></text:p>
              </text:list-item>
              <text:list-item>
                <text:p text:style-name="P7"><text:span text:style-name="T6">Le développement doit rester simple, les ingénieurs ne sont pas des développeurs</text:span></text:p>
                <text:p text:style-name="P7"><text:span text:style-name="T6"/></text:p>
                <text:list>
                  <text:list-header>
                    <text:p text:style-name="P7"><text:span text:style-name="T6"/></text:p>
                  </text:list-header>
                </text:list>
                <text:p><text:span text:style-name="T6"/></text:p>
              </text:list-item>
            </text:list>
            <text:p><text:span text:style-name="T6"><text:tab/></text:span></text:p>
            <text:list text:style-name="L5">
              <text:list-header>
                <text:p><text:span text:style-name="T6"/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>
        <office:forms form:automatic-focus="false" form:apply-design-mode="false"/>
        <draw:frame draw:style-name="gr3" draw:text-style-name="P3" draw:layer="layout" svg:width="15.2cm" svg:height="1.953cm" svg:x="0.8cm" svg:y="0.8cm">
          <draw:text-box>
            <text:p><text:span text:style-name="T4">I. Contexte et problématiques</text:span></text:p>
          </draw:text-box>
        </draw:frame>
        <draw:frame draw:style-name="gr4" draw:text-style-name="P4" draw:layer="layout" svg:width="26.2cm" svg:height="15.405cm" svg:x="0.8cm" svg:y="3.8cm">
          <draw:text-box>
            <text:p><text:span text:style-name="T5">3/ Choix technologiques : </text:span></text:p>
            <text:list text:style-name="L4">
              <text:list-item>
                <text:p text:style-name="P7"><text:span text:style-name="T6">Language : Python 2.7 : </text:span></text:p>
                <text:list>
                  <text:list-item>
                    <text:p text:style-name="P7"><text:span text:style-name="T6">Haut niveau, facile à développer</text:span></text:p>
                  </text:list-item>
                  <text:list-item>
                    <text:p text:style-name="P7"><text:span text:style-name="T6">Bonnes performances</text:span></text:p>
                  </text:list-item>
                  <text:list-item>
                    <text:p text:style-name="P7"><text:span text:style-name="T6">Permet d'intégrer des sous-fonctions en C/C++</text:span></text:p>
                  </text:list-item>
                  <text:list-item>
                    <text:p text:style-name="P7"><text:span text:style-name="T6">Orienté Objet, permet d'organiser facilement</text:span></text:p>
                  </text:list-item>
                  <text:list-item>
                    <text:p text:style-name="P7"><text:span text:style-name="T6">Open source</text:span></text:p>
                    <text:p text:style-name="P7"><text:span text:style-name="T6"/></text:p>
                  </text:list-item>
                </text:list>
              </text:list-item>
              <text:list-item>
                <text:p text:style-name="P7"><text:span text:style-name="T6">Deux niveaux :</text:span></text:p>
                <text:list>
                  <text:list-item>
                    <text:p text:style-name="P7"><text:span text:style-name="T6">Un niveau utilisateur, avec des fonctions pré-écrites, qui peuvent être modifiées selon certains paramètres</text:span></text:p>
                  </text:list-item>
                  <text:list-item>
                    <text:p text:style-name="P7"><text:span text:style-name="T6">Un niveau développeur, qui doit fournir un cadre pour assurer la compatibilité </text:span></text:p>
                  </text:list-item>
                </text:list>
                <text:p text:style-name="P7"><text:span text:style-name="T6"/></text:p>
              </text:list-item>
              <text:list-item>
                <text:p text:style-name="P7"><text:span text:style-name="T6">Pourquoi pas Labview ?</text:span></text:p>
                <text:list>
                  <text:list-item>
                    <text:p text:style-name="P7"><text:span text:style-name="T6">Coût des licences</text:span></text:p>
                  </text:list-item>
                  <text:list-item>
                    <text:p text:style-name="P7"><text:span text:style-name="T6">Pas de commentaires dans le code : difficile à maintenir/modifier</text:span></text:p>
                  </text:list-item>
                  <text:list-item>
                    <text:p text:style-name="P7"><text:span text:style-name="T6">Performances pas suffisantes → a benchmarker</text:span></text:p>
                    <text:p text:style-name="P7"><text:span text:style-name="T6"/></text:p>
                  </text:list-item>
                </text:list>
                <text:p><text:span text:style-name="T6"/></text:p>
              </text:list-item>
            </text:list>
            <text:p><text:span text:style-name="T6"><text:tab/></text:span></text:p>
            <text:list text:style-name="L5">
              <text:list-header>
                <text:p><text:span text:style-name="T6"/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>
        <office:forms form:automatic-focus="false" form:apply-design-mode="false"/>
        <draw:frame draw:style-name="gr3" draw:text-style-name="P3" draw:layer="layout" svg:width="15.2cm" svg:height="1.953cm" svg:x="0.8cm" svg:y="0.8cm">
          <draw:text-box>
            <text:p><text:span text:style-name="T4">II. Point de vue utilisateur</text:span></text:p>
          </draw:text-box>
        </draw:frame>
        <draw:frame draw:style-name="gr4" draw:text-style-name="P4" draw:layer="layout" svg:width="26.2cm" svg:height="12.5cm" svg:x="0.8cm" svg:y="3.8cm">
          <draw:text-box>
            <text:p><text:span text:style-name="T5">1/ Présentation de l'architecture</text:span></text:p>
            <text:list text:style-name="L4">
              <text:list-item>
                <text:p text:style-name="P7"><text:span text:style-name="T6">Command and Real-Time Acquisition in Parallelized Python (CRAPPY)</text:span></text:p>
                <text:p text:style-name="P7"><text:span text:style-name="T6"/></text:p>
                <text:p text:style-name="P7"><text:span text:style-name="T6"/></text:p>
              </text:list-item>
              <text:list-item>
                <text:p text:style-name="P7"><text:span text:style-name="T6">Deux facettes : </text:span></text:p>
                <text:list>
                  <text:list-item>
                    <text:p text:style-name="P7"><text:span text:style-name="T6">Un coté « bibliothèque » avec l'ensemble des fonctions accessible pour un matériel</text:span></text:p>
                  </text:list-item>
                  <text:list-item>
                    <text:p text:style-name="P7"><text:span text:style-name="T6">Un coté utilisation, avec des séquences pré-écrites pour générer un essai.</text:span></text:p>
                    <text:p text:style-name="P7"><text:span text:style-name="T5"/></text:p>
                  </text:list-item>
                </text:list>
                <text:p text:style-name="P7"><text:span text:style-name="T6"/></text:p>
                <text:list>
                  <text:list-header>
                    <text:p text:style-name="P7"><text:span text:style-name="T6"/></text:p>
                  </text:list-header>
                </text:list>
                <text:p><text:span text:style-name="T6"/></text:p>
              </text:list-item>
            </text:list>
            <text:p><text:span text:style-name="T6"><text:tab/></text:span></text:p>
            <text:list text:style-name="L5">
              <text:list-header>
                <text:p><text:span text:style-name="T6"/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>
        <office:forms form:automatic-focus="false" form:apply-design-mode="false"/>
        <draw:frame draw:style-name="gr3" draw:text-style-name="P3" draw:layer="layout" svg:width="15.2cm" svg:height="1.953cm" svg:x="0.8cm" svg:y="0.8cm">
          <draw:text-box>
            <text:p><text:span text:style-name="T4">II. </text:span><text:span text:style-name="T4">Point de vue utilisateur</text:span></text:p>
          </draw:text-box>
        </draw:frame>
        <draw:frame draw:style-name="gr4" draw:text-style-name="P4" draw:layer="layout" svg:width="26.2cm" svg:height="12.5cm" svg:x="0.8cm" svg:y="3.8cm">
          <draw:text-box>
            <text:p><text:span text:style-name="T5">1/ Présentation de l'architecture</text:span></text:p>
            <text:list text:style-name="L4">
              <text:list-item>
                <text:p text:style-name="P7"><text:span text:style-name="T6">La bibliothèque : volonté de se rapprocher des outils réels = division en 3 catégories :</text:span></text:p>
                <text:list>
                  <text:list-header>
                    <text:p text:style-name="P7"><text:span text:style-name="T5"/></text:p>
                  </text:list-header>
                </text:list>
                <text:p text:style-name="P7"><text:span text:style-name="T6"/></text:p>
                <text:list>
                  <text:list-header>
                    <text:p text:style-name="P7"><text:span text:style-name="T6"/></text:p>
                  </text:list-header>
                </text:list>
                <text:p><text:span text:style-name="T6"/></text:p>
              </text:list-item>
            </text:list>
            <text:p><text:span text:style-name="T6"><text:tab/></text:span></text:p>
            <text:list text:style-name="L5">
              <text:list-header>
                <text:p><text:span text:style-name="T6"/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style-name="gr6" draw:text-style-name="P8" draw:layer="layout" svg:width="7cm" svg:height="3cm" svg:x="4cm" svg:y="6cm">
          <text:p text:style-name="P8">Sensors</text:p>
          <text:p text:style-name="P8">Ex : Carte d'acquisition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9.5cm" svg:height="3cm" svg:x="8.5cm" svg:y="12.5cm">
          <text:p text:style-name="P8">Technicals = Sensor + Actuators</text:p>
          <text:p text:style-name="P8">Ex : Variateur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7cm" svg:height="3cm" svg:x="15cm" svg:y="6cm">
          <text:p text:style-name="P8">Actuators</text:p>
          <text:p text:style-name="P8">Ex : Sortie Analogiqu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>
        <office:forms form:automatic-focus="false" form:apply-design-mode="false"/>
        <draw:frame draw:style-name="gr3" draw:text-style-name="P3" draw:layer="layout" svg:width="15.2cm" svg:height="1.953cm" svg:x="0.8cm" svg:y="0.8cm">
          <draw:text-box>
            <text:p><text:span text:style-name="T4">II. </text:span><text:span text:style-name="T4">Point de vue utilisateur</text:span></text:p>
          </draw:text-box>
        </draw:frame>
        <draw:frame draw:style-name="gr4" draw:text-style-name="P4" draw:layer="layout" svg:width="26.2cm" svg:height="12.5cm" svg:x="0.8cm" svg:y="3.8cm">
          <draw:text-box>
            <text:p><text:span text:style-name="T5">1/ Présentation de l'architecture</text:span></text:p>
            <text:list text:style-name="L4">
              <text:list-item>
                <text:p text:style-name="P7"><text:span text:style-name="T6">Les Blocks : reposent sur les différentes bibliothèques, génèrent une séquence pré-définie.</text:span></text:p>
              </text:list-item>
              <text:list-item>
                <text:p text:style-name="P7"><text:span text:style-name="T6">Quelques exemples :</text:span></text:p>
                <text:list>
                  <text:list-item>
                    <text:p text:style-name="P7"><text:span text:style-name="T6">Graphes : trace sur un graphe les données en entrée</text:span></text:p>
                  </text:list-item>
                  <text:list-item>
                    <text:p text:style-name="P7"><text:span text:style-name="T6">Sauvegarde</text:span></text:p>
                  </text:list-item>
                  <text:list-item>
                    <text:p text:style-name="P7"><text:span text:style-name="T6">Générateur de signal : génère un signal selon des paramètres définis par l'utilisateu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Acquisition : Lit une carte d'acquisition à une fréquence définie par l'utilisateur</text:span></text:p>
                  </text:list-item>
                  <text:list-item>
                    <text:p text:style-name="P7"><text:span text:style-name="T6">Camera : prend des images et les sauvegarde sur le disque</text:span></text:p>
                    <text:p text:style-name="P7"><text:span text:style-name="T6"/></text:p>
                  </text:list-item>
                </text:list>
              </text:list-item>
              <text:list-item>
                <text:p text:style-name="P7"><text:span text:style-name="T6">Chaque bloc est indépendant et compatible avec les autres, ce qui permet de rapidement modifier une séquence d'essai existante pour rajouter ou supprimer du matériel.</text:span></text:p>
                <text:p text:style-name="P7"><text:span text:style-name="T6"/></text:p>
              </text:list-item>
              <text:list-item>
                <text:p text:style-name="P7"><text:span text:style-name="T6">Les blocks sont reliés entre eux par des lie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>
        <office:forms form:automatic-focus="false" form:apply-design-mode="false"/>
        <draw:frame draw:style-name="gr3" draw:text-style-name="P3" draw:layer="layout" svg:width="15.2cm" svg:height="1.953cm" svg:x="0.8cm" svg:y="0.8cm">
          <draw:text-box>
            <text:p><text:span text:style-name="T4">II. </text:span><text:span text:style-name="T4">Point de vue utilisateur</text:span></text:p>
          </draw:text-box>
        </draw:frame>
        <draw:frame draw:style-name="gr4" draw:text-style-name="P4" draw:layer="layout" svg:width="26.2cm" svg:height="12.5cm" svg:x="0.8cm" svg:y="3.8cm">
          <draw:text-box>
            <text:p><text:span text:style-name="T5">2/ Application sur un cas simple : essai de traction</text:span></text:p>
            <text:list text:style-name="L4">
              <text:list-item>
                <text:p text:style-name="P7"><text:span text:style-name="T6">Cahier des charges :</text:span></text:p>
                <text:list>
                  <text:list-item>
                    <text:p text:style-name="P7"><text:span text:style-name="T6">Générer un signal analogique pour piloter la machine</text:span></text:p>
                  </text:list-item>
                  <text:list-item>
                    <text:p text:style-name="P7"><text:span text:style-name="T6">Récupérer les efforts et la déformation de l'extensomètre</text:span></text:p>
                  </text:list-item>
                  <text:list-item>
                    <text:p text:style-name="P7"><text:span text:style-name="T6">Afficher la courbe en temps réel</text:span></text:p>
                  </text:list-item>
                  <text:list-item>
                    <text:p text:style-name="P7"><text:span text:style-name="T6">Sauvegarder les donné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>
        <office:forms form:automatic-focus="false" form:apply-design-mode="false"/>
        <draw:frame draw:style-name="gr3" draw:text-style-name="P3" draw:layer="layout" svg:width="15.2cm" svg:height="1.953cm" svg:x="0.8cm" svg:y="0.8cm">
          <draw:text-box>
            <text:p><text:span text:style-name="T4">II. </text:span><text:span text:style-name="T4">Point de vue utilisateur</text:span></text:p>
          </draw:text-box>
        </draw:frame>
        <draw:frame draw:style-name="gr4" draw:text-style-name="P4" draw:layer="layout" svg:width="26.2cm" svg:height="12.5cm" svg:x="0.8cm" svg:y="3.8cm">
          <draw:text-box>
            <text:p><text:span text:style-name="T5">2/ Application sur un cas simple : essai de traction</text:span></text:p>
            <text:list text:style-name="L4">
              <text:list-item>
                <text:p text:style-name="P7"><text:span text:style-name="T6">Schéma de principe : </text:span></text:p>
              </text:list-item>
            </text:list>
          </draw:text-box>
        </draw:frame>
        <draw:custom-shape draw:style-name="gr6" draw:text-style-name="P8" draw:layer="layout" svg:width="7cm" svg:height="3cm" svg:x="4cm" svg:y="14.5cm">
          <text:p text:style-name="P8">Sauvegard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7cm" svg:height="3cm" svg:x="3.5cm" svg:y="6cm">
          <text:p text:style-name="P8">Générateur de signal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7cm" svg:height="3cm" svg:x="4cm" svg:y="11cm">
          <text:p text:style-name="P8">Graph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7cm" svg:height="3cm" svg:x="14cm" svg:y="7.5cm">
          <text:p text:style-name="P8">Carte d'acquisiton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cm" svg:height="10.5cm" svg:x="22.5cm" svg:y="5.5cm">
          <text:p text:style-name="P8">Machine Instron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0.5cm" svg:y1="7.5cm" svg:x2="14cm" svg:y2="8cm">
          <text:p/>
        </draw:line>
        <draw:line draw:style-name="gr7" draw:text-style-name="P8" draw:layer="layout" svg:x1="21cm" svg:y1="8cm" svg:x2="22.5cm" svg:y2="8cm">
          <text:p/>
        </draw:line>
        <draw:line draw:style-name="gr8" draw:text-style-name="P8" draw:layer="layout" svg:x1="22.5cm" svg:y1="10cm" svg:x2="21cm" svg:y2="10cm">
          <text:p/>
        </draw:line>
        <draw:line draw:style-name="gr8" draw:text-style-name="P8" draw:layer="layout" svg:x1="14cm" svg:y1="10.5cm" svg:x2="11cm" svg:y2="16cm">
          <text:p/>
        </draw:line>
        <draw:line draw:style-name="gr8" draw:text-style-name="P8" draw:layer="layout" svg:x1="14cm" svg:y1="10cm" svg:x2="11cm" svg:y2="12.5cm">
          <text:p/>
        </draw:line>
        <draw:line draw:style-name="gr9" draw:text-style-name="P8" draw:layer="layout" svg:x1="14cm" svg:y1="9.5cm" svg:x2="2.5cm" svg:y2="9.5cm">
          <text:p/>
        </draw:line>
        <draw:line draw:style-name="gr10" draw:text-style-name="P8" draw:layer="layout" svg:x1="2.5cm" svg:y1="7.5cm" svg:x2="2.5cm" svg:y2="9.5cm">
          <text:p/>
        </draw:line>
        <draw:line draw:style-name="gr8" draw:text-style-name="P8" draw:layer="layout" svg:x1="2.5cm" svg:y1="7.5cm" svg:x2="3.5cm" svg:y2="7.5cm">
          <text:p/>
        </draw:line>
        <draw:g>
          <draw:custom-shape draw:style-name="gr11" draw:text-style-name="P8" draw:layer="layout" svg:width="9cm" svg:height="2.5cm" svg:x="18.5cm" svg:y="0.5cm">
            <text:p text:style-name="P9">Signal d'entrée</text:p>
            <text:p text:style-name="P9">Effort, deformation</text:p>
            <draw:enhanced-geometry svg:viewBox="0 0 21600 21600" draw:type="rectangle" draw:enhanced-path="M 0 0 L 21600 0 21600 21600 0 21600 0 0 Z N"/>
          </draw:custom-shape>
          <draw:line draw:style-name="gr12" draw:text-style-name="P8" draw:layer="layout" svg:x1="19cm" svg:y1="1.3cm" svg:x2="21.5cm" svg:y2="1.3cm">
            <text:p/>
          </draw:line>
          <draw:line draw:style-name="gr10" draw:text-style-name="P8" draw:layer="layout" svg:x1="19cm" svg:y1="2.1cm" svg:x2="21.5cm" svg:y2="2.1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>
        <office:forms form:automatic-focus="false" form:apply-design-mode="false"/>
        <draw:frame draw:style-name="gr3" draw:text-style-name="P3" draw:layer="layout" svg:width="15.2cm" svg:height="1.953cm" svg:x="0.8cm" svg:y="0.8cm">
          <draw:text-box>
            <text:p><text:span text:style-name="T4">II. </text:span><text:span text:style-name="T4">Point de vue utilisateur</text:span></text:p>
          </draw:text-box>
        </draw:frame>
        <draw:frame draw:style-name="gr4" draw:text-style-name="P4" draw:layer="layout" svg:width="26.2cm" svg:height="12.5cm" svg:x="0.8cm" svg:y="3.8cm">
          <draw:text-box>
            <text:p><text:span text:style-name="T5">2/ Application sur un cas simple : essai de traction</text:span></text:p>
            <text:list text:style-name="L4">
              <text:list-item>
                <text:p text:style-name="P7"><text:span text:style-name="T6">Montrer ici l'architecture réelle d'un script python</text:span></text:p>
              </text:list-item>
            </text:list>
          </draw:text-box>
        </draw:frame>
        <draw:g>
          <draw:custom-shape draw:style-name="gr11" draw:text-style-name="P8" draw:layer="layout" svg:width="9cm" svg:height="2.5cm" svg:x="18.5cm" svg:y="0.5cm">
            <text:p text:style-name="P9">Signal d'entrée</text:p>
            <text:p text:style-name="P9">Effort, deformation</text:p>
            <draw:enhanced-geometry svg:viewBox="0 0 21600 21600" draw:type="rectangle" draw:enhanced-path="M 0 0 L 21600 0 21600 21600 0 21600 0 0 Z N"/>
          </draw:custom-shape>
          <draw:line draw:style-name="gr12" draw:text-style-name="P8" draw:layer="layout" svg:x1="19cm" svg:y1="1.3cm" svg:x2="21.5cm" svg:y2="1.3cm">
            <text:p/>
          </draw:line>
          <draw:line draw:style-name="gr10" draw:text-style-name="P8" draw:layer="layout" svg:x1="19cm" svg:y1="2.1cm" svg:x2="21.5cm" svg:y2="2.1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>
        <office:forms form:automatic-focus="false" form:apply-design-mode="false"/>
        <draw:frame draw:style-name="gr3" draw:text-style-name="P3" draw:layer="layout" svg:width="15.2cm" svg:height="1.953cm" svg:x="0.8cm" svg:y="0.8cm">
          <draw:text-box>
            <text:p><text:span text:style-name="T4">II. </text:span><text:span text:style-name="T4">Point de vue utilisateur</text:span></text:p>
          </draw:text-box>
        </draw:frame>
        <draw:frame draw:style-name="gr4" draw:text-style-name="P4" draw:layer="layout" svg:width="26.2cm" svg:height="12.5cm" svg:x="0.8cm" svg:y="3.8cm">
          <draw:text-box>
            <text:p><text:span text:style-name="T5">2/ Application sur un cas simple : essai de traction</text:span></text:p>
            <text:list text:style-name="L5">
              <text:list-item>
                <text:p text:style-name="P7"><text:span text:style-name="T6">On voudrait maintenant faire un essai cyclique → changer la consigne dans le générateur de signal</text:span></text:p>
                <text:p text:style-name="P7"><text:span text:style-name="T6"/></text:p>
              </text:list-item>
              <text:list-item>
                <text:p text:style-name="P7"><text:span text:style-name="T6">Et si on veut rajouter une prise d'image tous les 100 cycles ? </text:span></text:p>
                <text:list>
                  <text:list-item>
                    <text:p text:style-name="P7"><text:span text:style-name="T6">Rajout d'un bloc Camera qui va prendre des images et les sauvegarder</text:span></text:p>
                  </text:list-item>
                  <text:list-item>
                    <text:p text:style-name="P7"><text:span text:style-name="T6">On relie l'entrée de ce bloc avec la sortie du générateur de signal</text:span></text:p>
                  </text:list-item>
                  <text:list-item>
                    <text:p text:style-name="P7"><text:span text:style-name="T6">→ </text:span><text:span text:style-name="T6">Problème : on va prendre une image a chaque envoi d'un signal !</text:span></text:p>
                    <text:p text:style-name="P10"><text:span text:style-name="T6"/></text:p>
                  </text:list-item>
                </text:list>
              </text:list-item>
              <text:list-item>
                <text:p text:style-name="P7"><text:span text:style-name="T6">Possibilité de rajouter des conditions sur les liens :</text:span></text:p>
                <text:list>
                  <text:list-item>
                    <text:p text:style-name="P7"><text:span text:style-name="T6">On peut personnaliser les séquences d'essais pré-écrites en modifiant les données qui transitent</text:span></text:p>
                  </text:list-item>
                  <text:list-item>
                    <text:p text:style-name="P7"><text:span text:style-name="T6">→ </text:span><text:span text:style-name="T6">dans notre cas, envoyer le signal trigger une fois à chaque changement de cycle 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>
        <office:forms form:automatic-focus="false" form:apply-design-mode="false"/>
        <draw:frame draw:style-name="gr3" draw:text-style-name="P3" draw:layer="layout" svg:width="15.2cm" svg:height="1.953cm" svg:x="0.8cm" svg:y="0.8cm">
          <draw:text-box>
            <text:p><text:span text:style-name="T4">II. </text:span><text:span text:style-name="T4">Point de vue utilisateur</text:span></text:p>
          </draw:text-box>
        </draw:frame>
        <draw:frame draw:style-name="gr4" draw:text-style-name="P4" draw:layer="layout" svg:width="26.2cm" svg:height="12.5cm" svg:x="0.8cm" svg:y="3.8cm">
          <draw:text-box>
            <text:p><text:span text:style-name="T5">2/ Application sur un cas simple : essai de traction</text:span></text:p>
            <text:list text:style-name="L4">
              <text:list-item>
                <text:p text:style-name="P7"><text:span text:style-name="T6">Schéma de principe : </text:span></text:p>
              </text:list-item>
            </text:list>
          </draw:text-box>
        </draw:frame>
        <draw:custom-shape draw:style-name="gr6" draw:text-style-name="P8" draw:layer="layout" svg:width="7cm" svg:height="3cm" svg:x="4cm" svg:y="14.5cm">
          <text:p text:style-name="P8">Sauvegard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7cm" svg:height="3cm" svg:x="3.5cm" svg:y="6cm">
          <text:p text:style-name="P8">Générateur de signal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7cm" svg:height="3cm" svg:x="4cm" svg:y="11cm">
          <text:p text:style-name="P8">Graph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7cm" svg:height="3cm" svg:x="14cm" svg:y="7.5cm">
          <text:p text:style-name="P8">Carte d'acquisiton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cm" svg:height="10.5cm" svg:x="22.5cm" svg:y="5.5cm">
          <text:p text:style-name="P8">Machine Instron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0.5cm" svg:y1="7.5cm" svg:x2="14cm" svg:y2="8cm">
          <text:p/>
        </draw:line>
        <draw:line draw:style-name="gr7" draw:text-style-name="P8" draw:layer="layout" svg:x1="21cm" svg:y1="8cm" svg:x2="22.5cm" svg:y2="8cm">
          <text:p/>
        </draw:line>
        <draw:line draw:style-name="gr8" draw:text-style-name="P8" draw:layer="layout" svg:x1="22.5cm" svg:y1="10cm" svg:x2="21cm" svg:y2="10cm">
          <text:p/>
        </draw:line>
        <draw:line draw:style-name="gr8" draw:text-style-name="P8" draw:layer="layout" svg:x1="14cm" svg:y1="10.5cm" svg:x2="11cm" svg:y2="16cm">
          <text:p/>
        </draw:line>
        <draw:line draw:style-name="gr8" draw:text-style-name="P8" draw:layer="layout" svg:x1="14cm" svg:y1="10cm" svg:x2="11cm" svg:y2="12.5cm">
          <text:p/>
        </draw:line>
        <draw:line draw:style-name="gr9" draw:text-style-name="P8" draw:layer="layout" svg:x1="14cm" svg:y1="9.5cm" svg:x2="2.5cm" svg:y2="9.5cm">
          <text:p/>
        </draw:line>
        <draw:line draw:style-name="gr10" draw:text-style-name="P8" draw:layer="layout" svg:x1="2.5cm" svg:y1="7.5cm" svg:x2="2.5cm" svg:y2="9.5cm">
          <text:p/>
        </draw:line>
        <draw:line draw:style-name="gr8" draw:text-style-name="P8" draw:layer="layout" svg:x1="2.5cm" svg:y1="7.5cm" svg:x2="3.5cm" svg:y2="7.5cm">
          <text:p/>
        </draw:line>
        <draw:custom-shape draw:style-name="gr11" draw:text-style-name="P8" draw:layer="layout" svg:width="9cm" svg:height="2.5cm" svg:x="18.5cm" svg:y="0.5cm">
          <text:p text:style-name="P9">Signal d'entrée</text:p>
          <text:p text:style-name="P9">Effort, deformation</text:p>
          <text:p text:style-name="P9">Signal de trigger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19cm" svg:y1="1cm" svg:x2="21.5cm" svg:y2="1cm">
          <text:p/>
        </draw:line>
        <draw:line draw:style-name="gr10" draw:text-style-name="P8" draw:layer="layout" svg:x1="19cm" svg:y1="1.8cm" svg:x2="21.5cm" svg:y2="1.8cm">
          <text:p/>
        </draw:line>
        <draw:custom-shape draw:style-name="gr6" draw:text-style-name="P8" draw:layer="layout" svg:width="2.8cm" svg:height="1.2cm" svg:x="18.4cm" svg:y="4.8cm">
          <text:p text:style-name="P8">Camera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8cm" svg:height="1.2cm" svg:x="13cm" svg:y="5.2cm">
          <text:p text:style-name="P8">Condition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0.5cm" svg:y1="6.6cm" svg:x2="13cm" svg:y2="5.8cm">
          <text:p/>
        </draw:line>
        <draw:line draw:style-name="gr14" draw:text-style-name="P8" draw:layer="layout" svg:x1="15.8cm" svg:y1="5.6cm" svg:x2="18.4cm" svg:y2="5.4cm">
          <text:p/>
        </draw:line>
        <draw:line draw:style-name="gr15" draw:text-style-name="P8" draw:layer="layout" svg:x1="19cm" svg:y1="2.5cm" svg:x2="21.5cm" svg:y2="2.5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>
        <office:forms form:automatic-focus="false" form:apply-design-mode="false"/>
        <draw:frame draw:style-name="gr3" draw:text-style-name="P3" draw:layer="layout" svg:width="15.2cm" svg:height="1.953cm" svg:x="0.8cm" svg:y="0.8cm">
          <draw:text-box>
            <text:p><text:span text:style-name="T4">II. </text:span><text:span text:style-name="T4">Point de vue utilisateur</text:span></text:p>
          </draw:text-box>
        </draw:frame>
        <draw:frame draw:style-name="gr4" draw:text-style-name="P4" draw:layer="layout" svg:width="26.2cm" svg:height="12.5cm" svg:x="0.8cm" svg:y="3.8cm">
          <draw:text-box>
            <text:p><text:span text:style-name="T5">3/ Conclusions</text:span></text:p>
            <text:list text:style-name="L5">
              <text:list-item>
                <text:p text:style-name="P7"><text:span text:style-name="T6">On peut aisément rajouter du matériel en décrivant ce qu'on voit sur le schéma.</text:span></text:p>
              </text:list-item>
              <text:list-item>
                <text:p text:style-name="P7"><text:span text:style-name="T6">On peut modifier les données transitant entre deux blocks en développant une condition sur mesure.</text:span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item>
              <text:list-item>
                <text:p text:style-name="P7"><text:span text:style-name="T6">Limitations :</text:span></text:p>
                <text:list>
                  <text:list-item>
                    <text:p text:style-name="P7"><text:span text:style-name="T6">Il n'y a qu'un nombre limité de blocs, qui ne sont pas facilement modifiable pour un utilisateur.</text:span></text:p>
                  </text:list-item>
                  <text:list-item>
                    <text:p text:style-name="P7"><text:span text:style-name="T6">Pas d'interface graphique, la déclaration des blocs et des liens se fais dans un script.</text:span></text:p>
                  </text:list-item>
                  <text:list-item>
                    <text:p text:style-name="P7"><text:span text:style-name="T6">Si le matériel qu'on cherche à utiliser n'est pas inclus, il faut l'ajouter à la bibliothèque de sensors/actu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>
        <office:forms form:automatic-focus="false" form:apply-design-mode="false"/>
        <draw:frame draw:style-name="gr3" draw:text-style-name="P3" draw:layer="layout" svg:width="15.2cm" svg:height="1.953cm" svg:x="0.8cm" svg:y="0.8cm">
          <draw:text-box>
            <text:p><text:span text:style-name="T4">III. </text:span><text:span text:style-name="T4">Point de vue développeur</text:span></text:p>
          </draw:text-box>
        </draw:frame>
        <draw:frame draw:style-name="gr4" draw:text-style-name="P4" draw:layer="layout" svg:width="26.2cm" svg:height="12.5cm" svg:x="0.8cm" svg:y="3.8cm">
          <draw:text-box>
            <text:p><text:span text:style-name="T5">1/ Besoins et limitations techniques</text:span></text:p>
            <text:list text:style-name="L5">
              <text:list-item>
                <text:p text:style-name="P7"><text:span text:style-name="T6">Besoin impératif de pouvoir faire plusieurs actions en même temps pour avoir un essai synchronisé.</text:span></text:p>
              </text:list-item>
              <text:list-item>
                <text:p text:style-name="P7"><text:span text:style-name="T6">Besoin de séparer les différentes fonctions, en particulier l'acquisition et le pilotage</text:span></text:p>
              </text:list-item>
              <text:list-item>
                <text:p text:style-name="P7"><text:span text:style-name="T6">Séparer la fonction et le matériel : pouvoir utiliser plusieurs type de matériel dans une même fonction</text:span></text:p>
              </text:list-item>
              <text:list-item>
                <text:p text:style-name="P7"><text:span text:style-name="T6">Adopter un type de données commun pour assurer la compatibilité des sous-ensembles</text:span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item>
              <text:list-item>
                <text:p text:style-name="P7"><text:span text:style-name="T6">Problématique liée au Python : exécution séquentielle du script</text:span></text:p>
                <text:list>
                  <text:list-item>
                    <text:p text:style-name="P7"><text:span text:style-name="T6">On contourne cette limitation en utilisant le multiprocessing : utilisation de tous les coeurs du processeur.</text:span></text:p>
                  </text:list-item>
                  <text:list-item>
                    <text:p text:style-name="P7"><text:span text:style-name="T6">→ </text:span><text:span text:style-name="T6">Problème : Python empêche le partage de données entre deux processus (Global Interpreter Lock)</text:span></text:p>
                  </text:list-item>
                  <text:list-item>
                    <text:p text:style-name="P7"><text:span text:style-name="T6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2T1">
        <office:forms form:automatic-focus="false" form:apply-design-mode="false"/>
        <draw:frame draw:style-name="gr3" draw:text-style-name="P3" draw:layer="layout" svg:width="15.2cm" svg:height="1.953cm" svg:x="0.8cm" svg:y="0.8cm">
          <draw:text-box>
            <text:p><text:span text:style-name="T4">III. Point de vue développeur</text:span></text:p>
          </draw:text-box>
        </draw:frame>
        <draw:frame draw:style-name="gr4" draw:text-style-name="P4" draw:layer="layout" svg:width="26.2cm" svg:height="12.5cm" svg:x="0.8cm" svg:y="3.8cm">
          <draw:text-box>
            <text:p><text:span text:style-name="T5">2/ </text:span><text:span text:style-name="T5">Présentation du Framework</text:span></text:p>
            <text:list text:style-name="L5">
              <text:list-item>
                <text:p text:style-name="P7"><text:span text:style-name="T6">Implémenter toutes les fonctions propre à un matériel donné dans des classes Sensor et Actuator dédiées.</text:span></text:p>
              </text:list-item>
              <text:list-item>
                <text:p text:style-name="P7"><text:span text:style-name="T6">Les objets techniques sont des classes contenant une instance de Sensor et une instance de Actuator, ainsi que toutes les fonctions qui ont besoin des deux pour fonctionner.</text:span></text:p>
                <text:list>
                  <text:list-item>
                    <text:p text:style-name="P7"><text:span text:style-name="T6">Exemple : Le variateur </text:span></text:p>
                  </text:list-item>
                </text:list>
              </text:list-item>
            </text:list>
          </draw:text-box>
        </draw:frame>
        <draw:custom-shape draw:style-name="gr6" draw:text-style-name="P8" draw:layer="layout" svg:width="7cm" svg:height="3cm" svg:x="4cm" svg:y="8.1cm">
          <text:p text:style-name="P1"><text:span text:style-name="T12">Classe Sensor :</text:span></text:p>
          <text:p text:style-name="P1"><text:span text:style-name="T13">Fonctions :</text:span></text:p>
          <text:p text:style-name="P1">- Read_posi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5cm" svg:height="5.6cm" svg:x="8.275cm" svg:y="12cm">
          <text:p text:style-name="P1"><text:span text:style-name="T12">Classe Technical :</text:span></text:p>
          <text:p text:style-name="P1"><text:span text:style-name="T12">Sensor= Sensor()</text:span></text:p>
          <text:p text:style-name="P1"><text:span text:style-name="T12">Actuator=Actuator()</text:span></text:p>
          <text:p text:style-name="P1"><text:span text:style-name="T13">Fonctions :</text:span></text:p>
          <text:p text:style-name="P1">- Go_to(position) :</text:p>
          <text:p text:style-name="P1"><text:tab/>Read_position()<text:line-break/><text:tab/>Set speed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7cm" svg:height="3cm" svg:x="15cm" svg:y="8.1cm">
          <text:p text:style-name="P1"><text:span text:style-name="T12">Classe Actuator :</text:span></text:p>
          <text:p text:style-name="P1"><text:span text:style-name="T13">Fonctions :</text:span></text:p>
          <text:p text:style-name="P1">- Set_speed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9.6cm" svg:y1="11.1cm" svg:x2="9.6cm" svg:y2="12cm">
          <text:p/>
        </draw:line>
        <draw:line draw:style-name="gr7" draw:text-style-name="P8" draw:layer="layout" svg:x1="17cm" svg:y1="11.1cm" svg:x2="17cm" svg:y2="12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2T1">
        <office:forms form:automatic-focus="false" form:apply-design-mode="false"/>
        <draw:frame draw:style-name="gr3" draw:text-style-name="P3" draw:layer="layout" svg:width="15.2cm" svg:height="1.953cm" svg:x="0.8cm" svg:y="0.8cm">
          <draw:text-box>
            <text:p><text:span text:style-name="T4">III. Point de vue développeur</text:span></text:p>
          </draw:text-box>
        </draw:frame>
        <draw:frame draw:style-name="gr4" draw:text-style-name="P4" draw:layer="layout" svg:width="26.2cm" svg:height="12.5cm" svg:x="0.8cm" svg:y="3.8cm">
          <draw:text-box>
            <text:p><text:span text:style-name="T5">2/ </text:span><text:span text:style-name="T5">Présentation du Framework</text:span></text:p>
            <text:list text:style-name="L5">
              <text:list-item>
                <text:p text:style-name="P7"><text:span text:style-name="T6">Les blocks dépendent d'un méta-classe MasterBlock, qui gère le multiprocessing de façon invisible.</text:span></text:p>
                <text:list>
                  <text:list-item>
                    <text:p text:style-name="P7"><text:span text:style-name="T6">Méthodes :</text:span></text:p>
                    <text:list>
                      <text:list-item>
                        <text:p text:style-name="P7"><text:span text:style-name="T6">Start : permet de lancer la fonction main() dans un process.</text:span></text:p>
                      </text:list-item>
                      <text:list-item>
                        <text:p text:style-name="P7"><text:span text:style-name="T6">Stop : Arrête le process</text:span></text:p>
                      </text:list-item>
                      <text:list-item>
                        <text:p text:style-name="P7"><text:span text:style-name="T6">Set_t0 : tous les blocks ont la même bas de temps pour une synchronisation naturelle.</text:span></text:p>
                      </text:list-item>
                      <text:list-item>
                        <text:p text:style-name="P7"><text:span text:style-name="T6">Main : C'est ici qu'on écrit la fonction qu'on veut réaliser.</text:span></text:p>
                      </text:list-item>
                    </text:list>
                  </text:list-item>
                </text:list>
                <text:p text:style-name="P7"><text:span text:style-name="T6"/></text:p>
              </text:list-item>
              <text:list-item>
                <text:p text:style-name="P7"><text:span text:style-name="T6">Les blocks dépendant tous de la même classe, on peut les gérer automatiquement et tous les modifier en modifiant la classe mère.</text:span></text:p>
              </text:list-item>
              <text:list-item>
                <text:p text:style-name="P7"><text:span text:style-name="T6"/></text:p>
                <text:list>
                  <text:list-item>
                    <text:list>
                      <text:list-header>
                        <text:p text:style-name="P7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20_1" presentation:presentation-page-layout-name="AL2T1">
        <office:forms form:automatic-focus="false" form:apply-design-mode="false"/>
        <draw:frame draw:style-name="gr3" draw:text-style-name="P3" draw:layer="layout" svg:width="15.2cm" svg:height="1.953cm" svg:x="0.8cm" svg:y="0.8cm">
          <draw:text-box>
            <text:p><text:span text:style-name="T4">III. Point de vue développeur</text:span></text:p>
          </draw:text-box>
        </draw:frame>
        <draw:frame draw:style-name="gr4" draw:text-style-name="P4" draw:layer="layout" svg:width="26.2cm" svg:height="12.5cm" svg:x="0.8cm" svg:y="3.8cm">
          <draw:text-box>
            <text:p><text:span text:style-name="T5">2/ Présentation du Framework</text:span></text:p>
            <text:list text:style-name="L5">
              <text:list-item>
                <text:p text:style-name="P7"><text:span text:style-name="T6">Les Links dépendent tous de la même classe : on peut facilement tous les modifier</text:span></text:p>
              </text:list-item>
              <text:list-item>
                <text:p text:style-name="P7"><text:span text:style-name="T6">Les liens (Links) entre les blocks <text:s/>utilisent le système des sockets pour permettre la communication malgré le GIL.</text:span></text:p>
                <text:list>
                  <text:list-item>
                    <text:p text:style-name="P7"><text:span text:style-name="T6">→ </text:span><text:span text:style-name="T6">en cours de développement : utilisation de links en réseau local/internet, permettant de communiquer entre différents ordinateurs, systèmes d'exploitations, matériel embarqué...</text:span></text:p>
                  </text:list-item>
                </text:list>
              </text:list-item>
              <text:list-item>
                <text:p text:style-name="P7"><text:span text:style-name="T6">Toute donnée envoyée est passé par une condition, qui régit ce qui sera reçu par le block.</text:span></text:p>
                <text:list>
                  <text:list-item>
                    <text:p text:style-name="P7"><text:span text:style-name="T6">→ </text:span><text:span text:style-name="T6">ce système permet de sortir du cadre fermé des blocks, et de facilement modifier un essai.</text:span></text:p>
                  </text:list-item>
                  <text:list-item>
                    <text:p text:style-name="P7"><text:span text:style-name="T6">Exemples d'utilisation de condition :</text:span></text:p>
                    <text:list>
                      <text:list-item>
                        <text:p text:style-name="P7"><text:span text:style-name="T6">Calcul d'une def à partir de la position du moteur</text:span></text:p>
                      </text:list-item>
                      <text:list-item>
                        <text:p text:style-name="P7"><text:span text:style-name="T6">Envoi d'une alerte mail si la l'ampoule de la fibre optique a lâché.</text:span></text:p>
                      </text:list-item>
                      <text:list-item>
                        <text:p text:style-name="P7"><text:span text:style-name="T6">Calcul d'une longueur de fissure en fonction d'un valeur de tension, permettant l'asservissement de la charge appliquée.</text:span></text:p>
                      </text:list-item>
                      <text:list-item>
                        <text:p text:style-name="P7"><text:span text:style-name="T6">Prise d'images synchronisée en haut de cycle, tous les 100 cycl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20_1" presentation:presentation-page-layout-name="AL2T1">
        <office:forms form:automatic-focus="false" form:apply-design-mode="false"/>
        <draw:frame draw:style-name="gr3" draw:text-style-name="P3" draw:layer="layout" svg:width="26cm" svg:height="1.953cm" svg:x="0.8cm" svg:y="0.8cm">
          <draw:text-box>
            <text:p><text:span text:style-name="T4">III. Point de vue développeur</text:span></text:p>
          </draw:text-box>
        </draw:frame>
        <draw:frame draw:style-name="gr4" draw:text-style-name="P4" draw:layer="layout" svg:width="26.2cm" svg:height="12.5cm" svg:x="0.8cm" svg:y="3.8cm">
          <draw:text-box>
            <text:p><text:span text:style-name="T5">3/ Comment contribuer</text:span></text:p>
            <text:list text:style-name="L5">
              <text:list-item>
                <text:p text:style-name="P7"><text:span text:style-name="T6">L'intégralité est disponible à cette adresse : https://github.com/LaboratoireMecaniqueLille/crappy </text:span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item>
              <text:list-item>
                <text:p text:style-name="P7"><text:span text:style-name="T6">Pistes de développement :</text:span></text:p>
                <text:list>
                  <text:list-item>
                    <text:p text:style-name="P7"><text:span text:style-name="T6">Utilisation du réseau pour communiquer entre les blocs</text:span></text:p>
                  </text:list-item>
                  <text:list-item>
                    <text:p text:style-name="P7"><text:span text:style-name="T6">Interface graphique pour générer les scripts d'essai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erciements" draw:style-name="dp3" draw:master-page-name="Standard_20_2" presentation:presentation-page-layout-name="AL2T1">
        <office:forms form:automatic-focus="false" form:apply-design-mode="false"/>
        <draw:frame draw:style-name="gr16" draw:text-style-name="P2" draw:layer="layout" svg:width="14.5cm" svg:height="6.541cm" svg:x="3.5cm" svg:y="7.664cm">
          <draw:text-box>
            <text:p text:style-name="P1"><text:span text:style-name="T14">MERCI.</text:span></text:p>
            <text:p text:style-name="P1"><text:span text:style-name="T14">−</text:span></text:p>
            <text:p text:style-name="P1"><text:span text:style-name="T15">Corentin Martel</text:span></text:p>
            <text:p text:style-name="P1"><text:span text:style-name="T16">corentin.martel@univ-lille1.fr</text:span></text:p>
            <text:p text:style-name="P1"><text:span text:style-name="T15"/></text:p>
            <text:p text:style-name="P1"><text:span text:style-name="T15">Laboratoire de Mécanique de Lille – UMR CNRS 8107</text:span></text:p>
            <text:p text:style-name="P1"><text:span text:style-name="T15">Avenue Paul Langevin – Cité scientifique </text:span></text:p>
            <text:p text:style-name="P1"><text:span text:style-name="T15">F – 59655 Villeneuve d’Ascq cedex</text:span></text:p>
            <text:p text:style-name="P1"><text:span text:style-name="T15">T. +33 (0)3 20 33 71 52 – F. +33 (0)3 20 33 71 53</text:span></text:p>
            <text:p text:style-name="P1"><text:span text:style-name="T15"/></text:p>
            <text:p text:style-name="P1"><text:span text:style-name="T15">lml.univ-lille1.f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bliographie" draw:style-name="dp3" draw:master-page-name="Standard_20_1" presentation:presentation-page-layout-name="AL2T1">
        <office:forms form:automatic-focus="false" form:apply-design-mode="false"/>
        <draw:frame draw:style-name="gr3" draw:text-style-name="P3" draw:layer="layout" svg:width="15.2cm" svg:height="1.953cm" svg:x="0.8cm" svg:y="0.8cm">
          <draw:text-box>
            <text:p><text:span text:style-name="T4">BIBLIOGRAPHIE</text:span></text:p>
          </draw:text-box>
        </draw:frame>
        <draw:frame draw:style-name="gr4" draw:text-style-name="P4" draw:layer="layout" svg:width="26.2cm" svg:height="12.5cm" svg:x="0.8cm" svg:y="3.8cm">
          <draw:text-box>
            <text:p><text:span text:style-name="T6">[1] </text:span><text:span text:style-name="T17">A. Langueh, </text:span><text:span text:style-name="T18">Contribution au dimensionnement des roues ferroviaires en fatigue de contact de roulement, </text:span><text:span text:style-name="T19">Thèse de doctorat en mécanique, sous la direction de Eric Charkaluk et Philippe Dufrenoy, Lille, École doctorale sciences pour l'ingénieur n°72, 2012.</text:span></text:p>
            <text:p><text:span text:style-name="T19"/></text:p>
            <text:p><text:span text:style-name="T19">[2] A. F. Bower, </text:span><text:span text:style-name="T18">Cyclic hardening properties of hard-drawn copper and rail steel, </text:span><text:span text:style-name="T19">J. Mech. Phw. Solids Vol. 37. Tie. 4. pp. 45-U70, 1989.</text:span></text:p>
            <text:p><text:span text:style-name="T19"/></text:p>
            <text:p><text:span text:style-name="T19">[3] A. Bernasconi, M. Filippini, S. Foletti, D. Vaudo, </text:span><text:span text:style-name="T18">Multiaxial fatigue of a railway wheel steel under non-proportional loading, </text:span><text:span text:style-name="T19">International Journal of Fatigue, 28 :663–672, 2006.</text:span></text:p>
            <text:p><text:span text:style-name="T19"/></text:p>
            <text:p><text:span text:style-name="T19">[4] R. Fedele, M. Filippini, G. Maier, </text:span><text:span text:style-name="T18">Constitutive model calibration for railway wheel steel through tension–torsion tests</text:span><text:span text:style-name="T19">,</text:span><text:span text:style-name="T18"> </text:span><text:span text:style-name="T19">Computers and Structures 83 : 1005–1020, 2005.</text:span></text:p>
            <text:list text:style-name="L6">
              <text:list-header>
                <text:p text:style-name="P1"><text:span text:style-name="T20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nionPro-Regular2" svg:font-family="MinionPro-Regular"/>
    <style:font-face style:name="MinionPro-Regular1" svg:font-family="MinionPro-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inionPro-Regular" svg:font-family="MinionPro-Regular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Verdana3" svg:font-family="Verdana" style:font-adornments="Italique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4" svg:font-family="Verdana" style:font-adornments="Italique" style:font-family-generic="swiss" style:font-pitch="variable"/>
    <style:font-face style:name="Verdana1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nionPro-Regular3" svg:font-family="MinionPro-Regular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cm" svg:stroke-color="#000000" draw:marker-start="Arrow" draw:marker-start-width="0.255cm" draw:marker-start-center="true" draw:marker-end-width="0cm" draw:marker-end-center="false" svg:stroke-opacity="100%" draw:stroke-linejoin="round" svg:stroke-linecap="butt" draw:fill="solid" draw:fill-color="#00768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-0.125cm" fo:padding-bottom="-0.125cm" fo:padding-left="-0.125cm" fo:padding-right="-0.1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5b_Aucun_20_style_5d_" style:display-name="[Aucun style]" style:family="graphic">
      <style:paragraph-properties fo:margin-left="0cm" fo:margin-right="0cm" fo:margin-top="0cm" fo:margin-bottom="0cm" fo:line-height="120%" fo:text-align="start" fo:text-indent="0cm" style:text-autospace="none" style:writing-mode="lr-tb"/>
      <style:text-properties fo:color="#000000" style:text-line-through-style="none" style:text-line-through-type="none" style:text-position="0% 100%" style:font-name="MinionPro-Regular2" fo:font-family="MinionPro-Regular" fo:font-size="12pt" fo:letter-spacing="normal" fo:language="fr" fo:country="FR" fo:font-style="normal" style:text-underline-style="none" fo:font-weight="normal" style:font-name-asian="MinionPro-Regular2" style:font-family-asian="MinionPro-Regular" style:font-size-asian="12pt" style:font-style-asian="normal" style:font-weight-asian="normal" style:font-name-complex="MinionPro-Regular2" style:font-family-complex="MinionPro-Regular" style:font-size-complex="12pt" style:font-style-complex="normal" style:font-weight-complex="normal" style:text-emphasize="none" style:text-scale="100%"/>
    </style:style>
    <style:style style:name="_5b_Paragraphe_20_standard_5d_" style:display-name="[Paragraphe standard]" style:family="graphic">
      <style:paragraph-properties fo:margin-left="0cm" fo:margin-right="0cm" fo:margin-top="0cm" fo:margin-bottom="0cm" fo:line-height="120%" fo:text-align="start" fo:text-indent="0cm" style:text-autospace="none" style:writing-mode="lr-tb"/>
      <style:text-properties fo:color="#000000" style:text-line-through-style="none" style:text-line-through-type="none" style:text-position="0% 100%" style:font-name="MinionPro-Regular2" fo:font-family="MinionPro-Regular" fo:font-size="12pt" fo:letter-spacing="normal" fo:language="fr" fo:country="FR" fo:font-style="normal" style:text-underline-style="none" fo:font-weight="normal" style:font-name-asian="MinionPro-Regular2" style:font-family-asian="MinionPro-Regular" style:font-size-asian="12pt" style:font-style-asian="normal" style:font-weight-asian="normal" style:font-name-complex="MinionPro-Regular2" style:font-family-complex="MinionPro-Regular" style:font-size-complex="12pt" style:font-style-complex="normal" style:font-weight-complex="normal" style:text-emphasize="none" style:text-scale="100%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7681" style:text-outline="false" style:text-line-through-style="none" style:text-line-through-type="none" style:font-name="Verdana4" fo:font-family="Verdana" style:font-style-name="Italique" style:font-family-generic="swiss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6pt" style:font-style-asian="normal" style:font-weight-asian="normal" style:font-name-complex="Lucida Sans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color="#000000" fo:font-size="12pt" style:font-size-asian="12pt" style:font-size-complex="12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7681" style:text-outline="false" style:text-line-through-style="none" style:text-line-through-type="none" style:font-name="Verdana4" fo:font-family="Verdana" style:font-style-name="Italique" style:font-family-generic="swiss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1.57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007681" style:font-name="Verdana1" fo:font-size="12pt" style:font-size-asian="14pt" style:font-size-complex="14pt"/>
    </style:style>
    <style:style style:name="MP6" style:family="paragraph">
      <style:paragraph-properties fo:text-align="end"/>
    </style:style>
    <style:style style:name="MP7" style:family="paragraph">
      <style:paragraph-properties fo:text-align="end"/>
      <style:text-properties fo:color="#007a87" style:font-name="Verdana" fo:font-size="8pt" style:font-size-asian="8pt" style:font-size-complex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7681" style:font-name="Verdana1" fo:font-size="12pt" style:font-size-asian="14pt" style:font-size-complex="14pt"/>
    </style:style>
    <style:style style:name="MT3" style:family="text">
      <style:text-properties fo:color="#007a87" style:font-name="Verdana"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7.999cm" svg:height="20.995cm" svg:x="0cm" svg:y="0.005cm">
        <draw:image xlink:href="Pictures/1000000000000D06000009C4A28D3C1B.jp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5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3" draw:layer="backgroundobjects" svg:width="27.999cm" svg:height="20.995cm" svg:x="0cm" svg:y="0cm">
        <draw:image xlink:href="Pictures/1000000000000D06000009C4D2BACC4F.jpg" xlink:type="simple" xlink:show="embed" xlink:actuate="onLoad">
          <text:p/>
        </draw:image>
      </draw:frame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376cm" svg:y="19.18cm" presentation:class="page-number">
        <draw:text-box>
          <text:p text:style-name="MP5"><text:span text:style-name="MT2"><text:page-number>&lt;numéro&gt;</text:page-number></text:span></text:p>
        </draw:text-box>
      </draw:frame>
      <draw:frame draw:style-name="Mgr4" draw:text-style-name="MP7" draw:layer="backgroundobjects" svg:width="14.1cm" svg:height="1.824cm" svg:x="13cm" svg:y="18.377cm">
        <draw:text-box>
          <text:p text:style-name="MP6"><text:span text:style-name="MT3">Caractérisation des propriétés mécaniques du rail en vue d'une modélisation du comportement</text:span></text:p>
          <text:p text:style-name="MP6"><text:span text:style-name="MT3">-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3" draw:layer="backgroundobjects" svg:width="27.999cm" svg:height="20.995cm" svg:x="0cm" svg:y="0cm">
        <draw:image xlink:href="Pictures/1000000000000D06000009C4F871D3D4.jpg" xlink:type="simple" xlink:show="embed" xlink:actuate="onLoad">
          <text:p/>
        </draw:image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8T19:55:19</meta:creation-date>
    <meta:editing-duration>PT17H53M10S</meta:editing-duration>
    <meta:editing-cycles>52</meta:editing-cycles>
    <dc:date>2015-10-26T16:07:19.650571102</dc:date>
    <meta:generator>LibreOffice/4.2.8.2$Linux_X86_64 LibreOffice_project/420m0$Build-2</meta:generator>
    <meta:document-statistic meta:object-count="184"/>
  </office:meta>
</office:document-meta>
</file>